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3008in" style:auto-text-indent="false"/>
    </style:style>
    <style:style style:name="P2" style:family="paragraph" style:parent-style-name="Standard">
      <style:paragraph-properties fo:margin-left="0in" fo:margin-right="0in" fo:text-align="center" style:justify-single-word="false" fo:text-indent="0.3008in" style:auto-text-indent="false"/>
      <style:text-properties fo:font-size="18pt" fo:font-weight="bold" style:font-size-asian="18pt" style:font-weight-asian="bold" style:font-size-complex="18pt" style:font-weight-complex="bold"/>
    </style:style>
    <style:style style:name="P3" style:family="paragraph" style:parent-style-name="Standard">
      <style:paragraph-properties fo:margin-left="0in" fo:margin-right="0in" fo:text-indent="0.3008in" style:auto-text-indent="false"/>
    </style:style>
    <style:style style:name="P4" style:family="paragraph" style:parent-style-name="Standard" style:list-style-name="L1">
      <style:paragraph-properties fo:margin-left="0in" fo:margin-right="0in" fo:text-indent="0.3008in" style:auto-text-indent="false"/>
    </style:style>
    <style:style style:name="P5" style:family="paragraph" style:parent-style-name="Standard" style:list-style-name="L2">
      <style:paragraph-properties fo:margin-left="0in" fo:margin-right="0in" fo:text-indent="0.3008in" style:auto-text-inden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zek Dubicki, x14125439</text:p>
      <text:p text:style-name="P2">Web Design Project Report</text:p>
      <text:p text:style-name="P1"/>
      <text:p text:style-name="P1">The project is a web page for car servicing company based in Szczecin, Poland, own by my good friend Artur (the details of the company are on the page).</text:p>
      <text:p text:style-name="P1">The page is deployed here: <text:a xlink:type="simple" xlink:href="http://www.autoogumienie.webege.com/">http://www.autoogumienie.webege.com/</text:a> </text:p>
      <text:p text:style-name="P1">I was working on it individually so I'll skip description of how the team split project work.</text:p>
      <text:p text:style-name="P1">The page navigation system is based on pwstabs jquery plugin written by Alex Chizhov (<text:a xlink:type="simple" xlink:href="http://alexchizhov.com/pwstabs/">http://alexchizhov.com/pwstabs/</text:a> ) which allowed me to switch between my four pages with some cool effects and keep it's content inside divs instead of in separate html files. I've created second html file for different language (so page has English and Polish version). I also used marquee plugin (<text:a xlink:type="simple" xlink:href="https://plugins.jquery.com/marquee/">https://plugins.jquery.com/marquee/</text:a> ) and of course jQuery (<text:a xlink:type="simple" xlink:href="https://jquery.com/">https://jquery.com/</text:a> ).</text:p>
      <text:p text:style-name="P1">The project consists of the following files:</text:p>
      <text:list xml:id="list13220805061" text:style-name="L1">
        <text:list-item>
          <text:p text:style-name="P4">index.html – main page, Polish version</text:p>
        </text:list-item>
        <text:list-item>
          <text:p text:style-name="P4">index_en.html – English version of the page</text:p>
        </text:list-item>
        <text:list-item>
          <text:p text:style-name="P4">css/agstyle.css – file containing styles for the webpage</text:p>
        </text:list-item>
        <text:list-item>
          <text:p text:style-name="P4">css/autoogumienie.js – main script file with actions assigned to the document elements – for pwstabs and marquee plugin and for my function for manipulationg boxes with company offer.</text:p>
        </text:list-item>
        <text:list-item>
          <text:p text:style-name="P4">Css/myfunctions.js – script with variables and functions responsible for animating boxes on second page/tab</text:p>
        </text:list-item>
        <text:list-item>
          <text:p text:style-name="P4">/img folder with all graphics files</text:p>
        </text:list-item>
        <text:list-item>
          <text:p text:style-name="P4">/other folder with additional files, like this project report and oil.blend – blender file used for generation of engine oil </text:p>
        </text:list-item>
        <text:list-item>
          <text:p text:style-name="P4">/lib folder with script and css files downloaded from other project used in this site: jquery, marquee, pwstabs</text:p>
        </text:list-item>
      </text:list>
      <text:p text:style-name="P1">All files can be found on github in this repository: <text:a xlink:type="simple" xlink:href="https://github.com/leszekdubicki/autoogumienie">https://github.com/leszekdubicki/autoogumienie</text:a> </text:p>
      <text:p text:style-name="P1"><text:s text:c="2"/></text:p>
      <text:p text:style-name="P1">The page contains the following pages:</text:p>
      <text:list xml:id="list1227917996" text:style-name="L2">
        <text:list-item>
          <text:p text:style-name="P5">First page/tab contains general description of the company. </text:p>
        </text:list-item>
        <text:list-item>
          <text:p text:style-name="P5">Second tab keeps information about services provided by the company. I have developed special script (css/ to manage it's sections. On start up this page has several boxes on the bottom which display header and some image. After clicking one of the boxes it moves up and expands so it's whole contents is visible. If user clicks another box/thumbnail the script looks for box that is currently out of it's default position and shrinks it, than the proper box is expanded. </text:p>
        </text:list-item>
        <text:list-item>
          <text:p text:style-name="P5">Third tab keeps contact data together with contact form. The contact form uses contact.php file which I didn't create yet.</text:p>
        </text:list-item>
        <text:list-item>
          <text:p text:style-name="P5">Fourth page is actually a container (iframe) for google maps with location of the company and link to google maps page</text:p>
        </text:list-item>
      </text:list>
      <text:p text:style-name="P1"/>
      <text:p text:style-name="P1">Additionally, there is Header and Footer element. Header contains company name and two animated gif files I've created myself – one using blender – oil waving surface, and one with rotating tyre. Oil animation was created using blender, and rotating tyre animations were created using Solidworks package (I was able to use it thanks to my former employer in Poland) and Python script that changed position of the model and used Solidworks rendering function to create image and save it. All images were merged than into one animated gif file using Gimp.</text:p>
      <text:p text:style-name="P1">Unfortunately both files are too dark, but rendering of them took ages and I'll wait for the final version of the page to create final versions of both files.</text:p>
      <text:p text:style-name="P1"><text:soft-page-break/>Footer displays floating text with company name and telephone number and email address using marquee jquery plugin. On the right side of it there is link to other language version.</text:p>
      <text:p text:style-name="P1"/>
      <text:p text:style-name="P1">Unfortunately the page is not finished yet, I have to work on it's actual content – all the descriptions and <text:s/>I will work some more on the colors and probably add one or two more pages/tabs (links and maybe gall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x </meta:initial-creator>
    <meta:creation-date>2015-04-12T21:17:55</meta:creation-date>
    <dc:date>2015-04-12T23:28:11</dc:date>
    <dc:creator>lex </dc:creator>
    <meta:editing-duration>PT1H7M46S</meta:editing-duration>
    <meta:editing-cycles>20</meta:editing-cycles>
    <meta:generator>LibreOffice/3.5$Linux_x86 LibreOffice_project/350m1$Build-2</meta:generator>
    <meta:document-statistic meta:table-count="0" meta:image-count="0" meta:object-count="0" meta:page-count="2" meta:paragraph-count="26" meta:word-count="592" meta:character-count="3598" meta:non-whitespace-character-count="3035"/>
  </office:meta>
</office:document-meta>
</file>